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19.75cm" fo:min-width="12.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5.75cm" fo:min-width="4.5cm" loext:decorative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 fo:min-height="17.75cm" fo:min-width="4.5cm" loext:decorative="false"/>
    </style:style>
    <style:style style:name="gr4" style:family="graphic" style:parent-style-name="Arrow_20_Line">
      <style:graphic-properties draw:textarea-vertical-align="middle" loext:decorative="false"/>
      <style:paragraph-properties style:writing-mode="lr-tb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 fo:min-height="17.75cm" fo:min-width="5cm" loext:decorative="false"/>
    </style:style>
    <style:style style:name="gr6" style:family="graphic" style:parent-style-name="Arrow_20_Line" style:list-style-name="L1">
      <style:graphic-properties draw:textarea-vertical-align="middle" draw:line-distance="0.815cm" loext:decorative="false"/>
      <style:paragraph-properties style:writing-mode="lr-tb"/>
    </style:style>
    <style:style style:name="gr7" style:family="graphic" style:parent-style-name="Arrow_20_Line" style:list-style-name="L1">
      <style:graphic-properties draw:textarea-vertical-align="middle" draw:line-distance="-0.17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 fo:min-height="0.75cm" fo:min-width="10.5cm" loext:decorative="false"/>
    </style:style>
    <style:style style:name="gr10" style:family="graphic" style:parent-style-name="Arrow_20_Line" style:list-style-name="L1">
      <style:graphic-properties draw:textarea-vertical-align="middle" draw:line-distance="0.7cm" draw:placing="above" loext:decorative="false"/>
      <style:paragraph-properties style:writing-mode="lr-tb"/>
    </style:style>
    <style:style style:name="gr11" style:family="graphic" style:parent-style-name="Arrow_20_Line" style:list-style-name="L1">
      <style:graphic-properties draw:textarea-vertical-align="middle" draw:line-distance="0.7cm" draw:placing="below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5cm" fo:min-width="0.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c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fo:color="#ff0000" loext:opacity="100%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  <style:text-properties fo:color="#ff0000" loext:opacity="100%" fo:font-size="9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47ff" loext:opacity="100%" style:text-outline="false" style:text-line-through-style="none" style:text-line-through-type="none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color="#0047ff" loext:opacity="100%" fo:font-size="9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47ff" loext:opacity="100%" style:text-outline="false" style:text-line-through-style="none" style:text-line-through-type="none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47ff" loext:opacity="10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47ff" loext:opacity="10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color="#ff0000" loext:opacity="100%" fo:font-size="9pt"/>
    </style:style>
    <style:style style:name="P14" style:family="paragraph">
      <loext:graphic-properties draw:fill="none" draw:fill-color="#ffffff"/>
      <style:text-properties fo:color="#ff0000" loext:opacity="100%" fo:font-size="9pt"/>
    </style:style>
    <style:style style:name="P15" style:family="paragraph">
      <style:text-properties fo:color="#0047ff" loext:opacity="100%" fo:font-size="9pt"/>
    </style:style>
    <style:style style:name="P16" style:family="paragraph">
      <loext:graphic-properties draw:fill="none" draw:fill-color="#ffffff"/>
      <style:text-properties fo:color="#0047ff" loext:opacity="100%" fo:font-size="9pt"/>
    </style:style>
    <style:style style:name="P17" style:family="paragraph">
      <loext:graphic-properties draw:fill="solid" draw:fill-color="#ffcc99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0000" loext:opacity="100%" fo:font-size="9pt"/>
    </style:style>
    <style:style style:name="T2" style:family="text">
      <style:text-properties fo:color="#0047ff" loext:opacity="100%" fo:font-size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cm" svg:height="20cm" svg:x="4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6cm" svg:x="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18cm" svg:x="11cm" svg:y="5cm">
          <text:p/>
          <draw:enhanced-geometry svg:viewBox="0 0 21600 21600" draw:type="rectangle" draw:enhanced-path="M 0 0 L 21600 0 21600 21600 0 21600 0 0 Z N"/>
        </draw:custom-shape>
        <draw:measure draw:style-name="gr4" draw:text-style-name="P5" draw:layer="measurelines" svg:x1="4cm" svg:y1="5.2cm" svg:x2="5cm" svg:y2="5.2cm">
          <text:p text:style-name="P4"><text:span text:style-name="T1">marginleft</text:span></text:p>
        </draw:measure>
        <draw:custom-shape draw:style-name="gr5" draw:text-style-name="P3" draw:layer="layout" svg:width="5.5cm" svg:height="18cm" svg:x="5cm" svg:y="5cm">
          <text:p/>
          <draw:enhanced-geometry svg:viewBox="0 0 21600 21600" draw:type="rectangle" draw:enhanced-path="M 0 0 L 21600 0 21600 21600 0 21600 0 0 Z N"/>
        </draw:custom-shape>
        <draw:measure draw:style-name="gr4" draw:text-style-name="P7" draw:layer="measurelines" svg:x1="4.001cm" svg:y1="5.6cm" svg:x2="5.001cm" svg:y2="5.6cm">
          <text:p text:style-name="P6"><text:span text:style-name="T1">_</text:span><text:span text:style-name="T1">l</text:span><text:span text:style-name="T1">e</text:span><text:span text:style-name="T1">ft</text:span><text:span text:style-name="T1">m</text:span><text:span text:style-name="T1">a</text:span><text:span text:style-name="T1">r</text:span><text:span text:style-name="T1">g</text:span><text:span text:style-name="T1">i</text:span><text:span text:style-name="T1">n</text:span></text:p>
        </draw:measure>
        <draw:measure draw:style-name="gr4" draw:text-style-name="P9" draw:layer="layout" svg:x1="4.001cm" svg:y1="9cm" svg:x2="5.001cm" svg:y2="9cm">
          <text:p text:style-name="P8"><text:span text:style-name="T2">__leftmargin</text:span><text:span text:style-name="T2">¹</text:span></text:p>
        </draw:measure>
        <draw:measure draw:style-name="gr4" draw:text-style-name="P9" draw:layer="layout" svg:x1="4.001cm" svg:y1="12.5cm" svg:x2="11cm" svg:y2="12.5cm">
          <text:p text:style-name="P8"><text:span text:style-name="T2">__leftmargin²</text:span></text:p>
        </draw:measure>
        <draw:measure draw:style-name="gr4" draw:text-style-name="P5" draw:layer="layout" svg:x1="16cm" svg:y1="5.2cm" svg:x2="17cm" svg:y2="5.2cm">
          <text:p text:style-name="P4"><text:span text:style-name="T1">marginrigh</text:span><text:span text:style-name="T1">t</text:span></text:p>
        </draw:measure>
        <draw:measure draw:style-name="gr4" draw:text-style-name="P7" draw:layer="layout" svg:x1="16.001cm" svg:y1="5.6cm" svg:x2="17.001cm" svg:y2="5.6cm">
          <text:p text:style-name="P6"><text:span text:style-name="T1">_rightmargin</text:span></text:p>
        </draw:measure>
        <draw:measure draw:style-name="gr4" draw:text-style-name="P9" draw:layer="layout" svg:x1="4.001cm" svg:y1="9.8cm" svg:x2="10.5cm" svg:y2="9.8cm">
          <text:p text:style-name="P8"><text:span text:style-name="T2">__rightma</text:span><text:span text:style-name="T2">rgin¹</text:span></text:p>
        </draw:measure>
        <draw:measure draw:style-name="gr6" draw:text-style-name="P10" draw:layer="layout" svg:x1="4.002cm" svg:y1="11.315cm" svg:x2="16cm" svg:y2="11.3cm">
          <text:p text:style-name="P8"><text:span text:style-name="T2">__rightmargin²</text:span></text:p>
        </draw:measure>
        <draw:measure draw:style-name="gr7" draw:text-style-name="P12" draw:layer="layout" svg:x1="3.969cm" svg:y1="6.061cm" svg:x2="4.969cm" svg:y2="6.061cm">
          <text:p text:style-name="P11"><text:span text:style-name="T2">_marginleft</text:span></text:p>
        </draw:measure>
        <draw:measure draw:style-name="gr4" draw:text-style-name="P9" draw:layer="measurelines" svg:x1="4cm" svg:y1="7.5cm" svg:x2="16cm" svg:y2="7.4cm">
          <text:p text:style-name="P8"><text:span text:style-name="T2">_marginright</text:span></text:p>
        </draw:measure>
        <draw:frame draw:style-name="gr8" draw:text-style-name="P14" draw:layer="layout" svg:width="2.102cm" svg:height="0.607cm" svg:x="2.1cm" svg:y="1.8cm">
          <draw:text-box>
            <text:p text:style-name="P13"><text:span text:style-name="T1">red = offset</text:span></text:p>
          </draw:text-box>
        </draw:frame>
        <draw:frame draw:style-name="gr8" draw:text-style-name="P16" draw:layer="layout" svg:width="2.576cm" svg:height="0.607cm" svg:x="2.1cm" svg:y="2.2cm">
          <draw:text-box>
            <text:p text:style-name="P15"><text:span text:style-name="T2">blue = position</text:span></text:p>
          </draw:text-box>
        </draw:frame>
        <draw:custom-shape draw:style-name="gr9" draw:text-style-name="P17" draw:layer="layout" svg:width="11cm" svg:height="1cm" svg:x="5cm" svg:y="22cm">
          <text:p/>
          <draw:enhanced-geometry svg:viewBox="0 0 21600 21600" draw:type="rectangle" draw:enhanced-path="M 0 0 L 21600 0 21600 21600 0 21600 0 0 Z N"/>
        </draw:custom-shape>
        <draw:measure draw:style-name="gr4" draw:text-style-name="P2" draw:layer="measurelines" svg:x1="15.6cm" svg:y1="23cm" svg:x2="15.6cm" svg:y2="24cm">
          <text:p text:style-name="P18"><text:span text:style-name="T1">marginbottom</text:span></text:p>
        </draw:measure>
        <draw:measure draw:style-name="gr10" draw:text-style-name="P10" draw:layer="measurelines" svg:x1="14.2cm" svg:y1="22cm" svg:x2="14.2cm" svg:y2="24cm">
          <text:p text:style-name="P8"><text:span text:style-name="T2">_bottommargin</text:span></text:p>
        </draw:measure>
        <draw:measure draw:style-name="gr4" draw:text-style-name="P9" draw:layer="measurelines" svg:x1="12.5cm" svg:y1="23cm" svg:x2="12.5cm" svg:y2="24cm">
          <text:p text:style-name="P8"><text:span text:style-name="T2">_marginbottom</text:span></text:p>
        </draw:measure>
        <draw:measure draw:style-name="gr11" draw:text-style-name="P10" draw:layer="measurelines" svg:x1="12.4cm" svg:y1="5cm" svg:x2="12.4cm" svg:y2="24cm">
          <text:p text:style-name="P8"><text:span text:style-name="T2">_margintop</text:span></text:p>
        </draw:measure>
        <draw:custom-shape draw:style-name="gr12" draw:text-style-name="P2" draw:layer="layout" svg:width="0.7cm" svg:height="0.8cm" svg:x="5.4cm" svg:y="22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7cm" svg:height="0.8cm" svg:x="6.5cm" svg:y="22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7cm" svg:height="0.8cm" svg:x="7.6cm" svg:y="22.1cm">
          <text:p/>
          <draw:enhanced-geometry svg:viewBox="0 0 21600 21600" draw:type="rectangle" draw:enhanced-path="M 0 0 L 21600 0 21600 21600 0 21600 0 0 Z N"/>
        </draw:custom-shape>
        <draw:measure draw:style-name="gr4" draw:text-style-name="P7" draw:layer="measurelines" svg:x1="8.3cm" svg:y1="4cm" svg:x2="8.3cm" svg:y2="5cm">
          <text:p text:style-name="P6"><text:span text:style-name="T1">margintop</text:span></text:p>
        </draw:measur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an Vromans</meta:initial-creator>
    <meta:creation-date>2024-01-08T09:53:57.357254854</meta:creation-date>
    <dc:date>2024-01-08T11:53:39.225508379</dc:date>
    <dc:creator>Johan Vromans</dc:creator>
    <meta:editing-duration>PT1H59M38S</meta:editing-duration>
    <meta:editing-cycles>7</meta:editing-cycles>
    <meta:generator>LibreOffice/7.6.4.1$Linux_X86_64 LibreOffice_project/60$Build-1</meta:generator>
    <meta:document-statistic meta:object-count="25"/>
  </office:meta>
</office:document-meta>
</file>